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390000012DAA730B4C.svm" manifest:media-type=""/>
  <manifest:file-entry manifest:full-path="Pictures/200000010000026E0000012D2B1C45BB.svm" manifest:media-type=""/>
  <manifest:file-entry manifest:full-path="Pictures/20000001000001310000012D62166E45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200000163000000F270A6B8FF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69cm" svg:height="5.841cm" svg:x="3.115cm" svg:y="0.242cm">
          <draw:image xlink:href="Pictures/2000000200000163000000F270A6B8FF.eps" xlink:type="simple" xlink:show="embed" xlink:actuate="onLoad">
            <text:p/>
          </draw:image>
        </draw:frame>
        <draw:frame draw:style-name="gr2" draw:layer="layout" svg:width="0.937cm" svg:height="0.911cm" svg:x="12.641cm" svg:y="4.874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layer="layout" svg:width="1.2cm" svg:height="0.911cm" svg:x="1.357cm" svg:y="4.874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365cm" svg:height="0.36cm" svg:x="9.015cm" svg:y="4.156cm">
          <draw:image xlink:href="Pictures/20000001000001310000012D62166E45.svm" xlink:type="simple" xlink:show="embed" xlink:actuate="onLoad">
            <text:p/>
          </draw:image>
        </draw:frame>
        <draw:frame draw:style-name="gr4" draw:text-style-name="P1" draw:layer="layout" svg:width="0.374cm" svg:height="0.36cm" svg:x="9.015cm" svg:y="1.488cm">
          <draw:image xlink:href="Pictures/20000001000001390000012DAA730B4C.svm" xlink:type="simple" xlink:show="embed" xlink:actuate="onLoad">
            <text:p/>
          </draw:image>
        </draw:frame>
        <draw:frame draw:style-name="gr5" draw:text-style-name="P1" draw:layer="layout" svg:width="0.552cm" svg:height="0.36cm" svg:x="11.674cm" svg:y="1.146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7cm" svg:height="0.355cm" svg:x="11.65cm" svg:y="4.438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552cm" svg:height="0.36cm" svg:x="5.369cm" svg:y="1.146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7cm" svg:height="0.355cm" svg:x="5.369cm" svg:y="4.461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745cm" svg:height="0.36cm" svg:x="2.413cm" svg:y="4.135cm">
          <draw:image xlink:href="Pictures/200000010000026E0000012D2B1C45BB.svm" xlink:type="simple" xlink:show="embed" xlink:actuate="onLoad">
            <text:p/>
          </draw:image>
        </draw:frame>
        <draw:frame draw:style-name="gr8" draw:text-style-name="P1" draw:layer="layout" svg:width="0.739cm" svg:height="0.365cm" svg:x="7.191cm" svg:y="3.1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4.80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1T19:31:06</dc:date>
    <dc:creator>kkk </dc:creator>
    <meta:editing-duration>PT9M38S</meta:editing-duration>
    <meta:editing-cycles>1</meta:editing-cycles>
    <meta:document-statistic meta:object-count="11"/>
    <meta:generator>LibreOffice/3.3$Linux LibreOffice_project/330m19$Build-401</meta:generator>
  </office:meta>
</office:document-meta>
</file>